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ext-properties style:use-window-font-color="true"/>
    </style:style>
    <style:style style:name="ce14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ext-properties fo:color="#b85c00"/>
    </style:style>
    <style:style style:name="ce157" style:family="table-cell" style:parent-style-name="Default">
      <style:text-properties fo:color="#355269"/>
    </style:style>
    <style:style style:name="ce15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1" style:family="table-cell" style:parent-style-name="Default">
      <style:map style:condition="cell-content()=0" style:apply-style-name="Bad" style:base-cell-address="Commands.D4"/>
    </style:style>
    <style:style style:name="ce162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63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64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7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8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9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1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5" style:family="table-cell" style:parent-style-name="Default">
      <style:table-cell-properties fo:border-bottom="0.74pt solid #000000" fo:border-left="0.74pt solid #000000" fo:border-right="none" fo:border-top="none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188" style:family="table-cell" style:parent-style-name="Default">
      <style:text-properties style:font-name="DejaVu Sans Mono"/>
    </style:style>
    <style:style style:name="ce191" style:family="table-cell" style:parent-style-name="Default">
      <style:text-properties style:use-window-font-color="true" style:font-name="DejaVu Sans Mono"/>
    </style:style>
    <style:style style:name="ce187" style:family="table-cell" style:parent-style-name="Default">
      <style:table-cell-properties fo:border="none"/>
      <style:text-properties style:font-name="DejaVu Sans Mono"/>
    </style:style>
    <style:style style:name="ce192" style:family="table-cell" style:parent-style-name="Default">
      <style:table-cell-properties fo:border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5" style:family="table-cell" style:parent-style-name="Default">
      <style:table-cell-properties fo:border-bottom="0.74pt solid #000000" fo:border-left="none" fo:border-right="0.74pt solid #000000" fo:border-top="none"/>
    </style:style>
    <style:style style:name="ce19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9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200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201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202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5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99">
      <style:map style:condition="cell-content()=1" style:apply-style-name="Bad" style:base-cell-address="Commands.N3"/>
    </style:style>
    <style:style style:name="ce208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0" style:family="table-cell" style:parent-style-name="Default">
      <style:text-properties fo:color="#ff4000"/>
    </style:style>
    <style:style style:name="ce62" style:family="table-cell" style:parent-style-name="Default">
      <style:map style:condition="cell-content()=0" style:apply-style-name="Bad" style:base-cell-address="'Rough - DCS FA18C'.B2"/>
    </style:style>
    <style:style style:name="ce213" style:family="table-cell" style:parent-style-name="Default">
      <style:text-properties fo:color="#8d281e"/>
    </style:style>
    <style:style style:name="ce214" style:family="table-cell" style:parent-style-name="Default">
      <style:table-cell-properties fo:background-color="transparent"/>
      <style:text-properties fo:color="#8d281e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7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23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5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6" style:family="table-cell" style:parent-style-name="Default">
      <style:text-properties style:font-name="DejaVu Sans Mono1" fo:font-size="9pt" style:font-size-asian="9pt" style:font-size-complex="9pt"/>
    </style:style>
    <style:style style:name="ce73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4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6" style:family="table-cell" style:parent-style-name="Default" style:data-style-name="N99">
      <style:map style:condition="cell-content()=1" style:apply-style-name="Bad" style:base-cell-address="'Rough - DCS FA18C'.N2"/>
    </style:style>
    <style:style style:name="ce77" style:family="table-cell" style:parent-style-name="Default">
      <style:map style:condition="cell-content()=0" style:apply-style-name="Bad" style:base-cell-address="'Rough - Elite Dangerous'.B2"/>
    </style:style>
    <style:style style:name="ce7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81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2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4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map style:condition="cell-content()=0" style:apply-style-name="Bad" style:base-cell-address="'Scratch - Commands'.D3"/>
    </style:style>
    <style:style style:name="ce9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3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4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6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d28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style:font-weight-asian="bold" style:font-weight-complex="bold"/>
    </style:style>
    <style:style style:name="T14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15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7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8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9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0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21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22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23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24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5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26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27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28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29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30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3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187"/>
        <table:table-column table:style-name="co7" table:default-cell-style-name="ce187"/>
        <table:table-column table:style-name="co7" table:default-cell-style-name="ce194"/>
        <table:table-column table:style-name="co7" table:number-columns-repeated="3" table:default-cell-style-name="Default"/>
        <table:table-column table:style-name="co7" table:default-cell-style-name="ce172"/>
        <table:table-column table:style-name="co8" table:number-columns-repeated="2" table:default-cell-style-name="ce6"/>
        <table:table-column table:style-name="co8" table:default-cell-style-name="ce172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50" office:value-type="string" calcext:value-type="string" table:number-columns-spanned="7" table:number-rows-spanned="1">
            <text:p>Discrepancy</text:p>
          </table:table-cell>
          <table:covered-table-cell table:style-name="ce50"/>
          <table:covered-table-cell table:style-name="ce1"/>
          <table:covered-table-cell table:style-name="ce206"/>
          <table:covered-table-cell table:number-columns-repeated="3" table:style-name="ce209"/>
          <table:table-cell table:style-name="ce6" table:number-columns-repeated="45"/>
        </table:table-row>
        <table:table-row table:style-name="ro1">
          <table:table-cell table:style-name="ce100" office:value-type="string" calcext:value-type="string">
            <text:p>Category</text:p>
          </table:table-cell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Variant</text:p>
          </table:table-cell>
          <table:table-cell table:style-name="ce100" office:value-type="string" calcext:value-type="string">
            <text:p>Signaling Keybind</text:p>
          </table:table-cell>
          <table:table-cell table:style-name="ce175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Present</text:p>
          </table:table-cell>
          <table:table-cell table:style-name="ce100" office:value-type="string" calcext:value-type="string">
            <text:p>Missing</text:p>
          </table:table-cell>
          <table:table-cell table:style-name="ce195" office:value-type="string" calcext:value-type="string">
            <text:p>Degrade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00" office:value-type="string" calcext:value-type="string">
            <text:p>MFD</text:p>
          </table:table-cell>
          <table:table-cell table:style-name="ce100" table:number-columns-repeated="45"/>
        </table:table-row>
        <table:table-row table:style-name="ro2">
          <table:table-cell table:style-name="ce122" office:value-type="string" calcext:value-type="string">
            <text:p>Direction</text:p>
          </table:table-cell>
          <table:table-cell table:style-name="ce143" office:value-type="string" calcext:value-type="string">
            <text:p>Pitch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X_AXIS</text:p>
          </table:table-cell>
          <table:table-cell table:style-name="ce177" office:value-type="string" calcext:value-type="string">
            <text:p>ST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01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4" table:formula="of:=AND(ISBLANK([.$E4]);NOT(ISBLANK([.$I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7" office:value-type="string" calcext:value-type="string">
            <text:p>ST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01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4" table:formula="of:=AND(ISBLANK([.$E5]);NOT(ISBLANK([.$I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Roll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Y_AXIS</text:p>
          </table:table-cell>
          <table:table-cell table:style-name="ce177" office:value-type="string" calcext:value-type="string">
            <text:p>ST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01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4" table:formula="of:=AND(ISBLANK([.$E7]);NOT(ISBLANK([.$I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text:p>ST-Y</text:p>
          </table:table-cell>
          <table:table-cell table:style-name="ce177" office:value-type="string" calcext:value-type="string">
            <text:p>ST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01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4" table:formula="of:=AND(ISBLANK([.$E8]);NOT(ISBLANK([.$I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Yaw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Z_AXIS</text:p>
          </table:table-cell>
          <table:table-cell table:style-name="ce177" office:value-type="string" calcext:value-type="string">
            <text:p>ST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201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4" table:formula="of:=AND(ISBLANK([.$E10]);NOT(ISBLANK([.$I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2" office:value-type="string" calcext:value-type="string">
            <text:p>ST-Z</text:p>
          </table:table-cell>
          <table:table-cell table:style-name="ce177" office:value-type="string" calcext:value-type="string">
            <text:p>ST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01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4" table:formula="of:=AND(ISBLANK([.$E11]);NOT(ISBLANK([.$I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hrust</text:p>
          </table:table-cell>
          <table:table-cell table:style-name="ce143" office:value-type="string" calcext:value-type="string">
            <text:p>Forward/Backward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SLIDER_AXIS</text:p>
            <text:p>DX_THROTTLE_AXIS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201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4" table:formula="of:=AND(ISBLANK([.$E13]);NOT(ISBLANK([.$I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DX_SLIDER_AXIS</text:p>
            <text:p>DX_THROTTLE_AXIS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01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4" table:formula="of:=AND(ISBLANK([.$E14]);NOT(ISBLANK([.$I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fterburner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boost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a</text:p>
          </table:table-cell>
          <table:table-cell table:style-name="ce177" office:value-type="string" calcext:value-type="string">
            <text:p>T16KJG_<text:span text:style-name="T5">TH-6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01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4" table:formula="of:=AND(ISBLANK([.$E16]);NOT(ISBLANK([.$I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201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4" table:formula="of:=AND(ISBLANK([.$E17]);NOT(ISBLANK([.$I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43" office:value-type="string" calcext:value-type="string">
            <text:p>Left/Righ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XROT_AXIS</text:p>
          </table:table-cell>
          <table:table-cell table:style-name="ce178" office:value-type="string" calcext:value-type="string">
            <text:p>TH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201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4" table:formula="of:=AND(ISBLANK([.$E19]);NOT(ISBLANK([.$I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Up/Down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YROT_AXIS</text:p>
          </table:table-cell>
          <table:table-cell table:style-name="ce178" office:value-type="string" calcext:value-type="string">
            <text:p>TH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201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4" table:formula="of:=AND(ISBLANK([.$E21]);NOT(ISBLANK([.$I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rim</text:p>
          </table:table-cell>
          <table:table-cell table:style-name="ce143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BREAK – Cycle, 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UP</text:p>
          </table:table-cell>
          <table:table-cell table:style-name="ce177" office:value-type="string" calcext:value-type="string">
            <text:p>Primary U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201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4" table:formula="of:=AND(ISBLANK([.$E23]);NOT(ISBLANK([.$I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Trim Elevator PUSH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;</text:p>
          </table:table-cell>
          <table:table-cell table:style-name="ce177" office:value-type="string" calcext:value-type="string">
            <text:p>Primary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201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4" table:formula="of:=AND(ISBLANK([.$E24]);NOT(ISBLANK([.$I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Down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BREAK – Cycle, </text:span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DOWN</text:p>
          </table:table-cell>
          <table:table-cell table:style-name="ce177" office:value-type="string" calcext:value-type="string">
            <text:p>Primary D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201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4" table:formula="of:=AND(ISBLANK([.$E26]);NOT(ISBLANK([.$I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Trim Elevator PULL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.</text:p>
          </table:table-cell>
          <table:table-cell table:style-name="ce177" office:value-type="string" calcext:value-type="string">
            <text:p>Primary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201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4" table:formula="of:=AND(ISBLANK([.$E27]);NOT(ISBLANK([.$I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Lef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BREAK – Cycle, </text:span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LEFT</text:p>
          </table:table-cell>
          <table:table-cell table:style-name="ce177" office:value-type="string" calcext:value-type="string">
            <text:p>Primary L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201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4" table:formula="of:=AND(ISBLANK([.$E29]);NOT(ISBLANK([.$I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ileron Trim Left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,</text:p>
          </table:table-cell>
          <table:table-cell table:style-name="ce177" office:value-type="string" calcext:value-type="string">
            <text:p>Primary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201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4" table:formula="of:=AND(ISBLANK([.$E30]);NOT(ISBLANK([.$I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Righ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BREAK – Cycle, </text:span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RIGHT</text:p>
          </table:table-cell>
          <table:table-cell table:style-name="ce177" office:value-type="string" calcext:value-type="string">
            <text:p>Primary R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201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4" table:formula="of:=AND(ISBLANK([.$E32]);NOT(ISBLANK([.$I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ileron Trim Right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/</text:p>
          </table:table-cell>
          <table:table-cell table:style-name="ce177" office:value-type="string" calcext:value-type="string">
            <text:p>Primary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201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4" table:formula="of:=AND(ISBLANK([.$E33]);NOT(ISBLANK([.$I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Weapons</text:p>
          </table:table-cell>
          <table:table-cell table:style-name="ce143" office:value-type="string" calcext:value-type="string">
            <text:p>Primary Fi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1</text:p>
          </table:table-cell>
          <table:table-cell table:style-name="ce177" office:value-type="string" calcext:value-type="string">
            <text:p>ST-1 [O_*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201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4" table:formula="of:=AND(ISBLANK([.$E35]);NOT(ISBLANK([.$I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Primary Fire Cycl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1 , DXHATDOWN</text:p>
          </table:table-cell>
          <table:table-cell table:style-name="ce177" office:value-type="string" calcext:value-type="string">
            <text:p>ST-1 [I_*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201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4" table:formula="of:=AND(ISBLANK([.$E36]);NOT(ISBLANK([.$I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SPC</text:p>
          </table:table-cell>
          <table:table-cell table:style-name="ce177" office:value-type="string" calcext:value-type="string">
            <text:p>ST-1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201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4" table:formula="of:=AND(ISBLANK([.$E37]);NOT(ISBLANK([.$I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 Fi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2</text:p>
          </table:table-cell>
          <table:table-cell table:style-name="ce177" office:value-type="string" calcext:value-type="string">
            <text:p>ST-2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201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4" table:formula="of:=AND(ISBLANK([.$E39]);NOT(ISBLANK([.$I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0" table:number-columns-repeated="2"/>
          <table:table-cell table:style-name="ce157" office:value-type="string" calcext:value-type="string">
            <text:p>DCS – FA18C</text:p>
          </table:table-cell>
          <table:table-cell table:style-name="ce164" office:value-type="string" calcext:value-type="string">
            <text:p>R_ALT SPC</text:p>
          </table:table-cell>
          <table:table-cell table:style-name="ce179" office:value-type="string" calcext:value-type="string">
            <text:p>ST-2 [O_M]</text:p>
          </table:table-cell>
          <table:table-cell table:style-name="ce191"/>
          <table:table-cell table:style-name="ce192"/>
          <table:table-cell table:style-name="ce196"/>
          <table:table-cell table:style-name="ce140" office:value-type="string" calcext:value-type="string">
            <text:p>+</text:p>
          </table:table-cell>
          <table:table-cell table:style-name="ce140" table:number-columns-repeated="2"/>
          <table:table-cell table:style-name="ce197"/>
          <table:table-cell table:style-name="ce200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202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5" table:formula="of:=AND(ISBLANK([.$E40]);NOT(ISBLANK([.$I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40" table:number-columns-repeated="45"/>
        </table:table-row>
        <table:table-row table:style-name="ro2">
          <table:table-cell table:style-name="ce122" office:value-type="string" calcext:value-type="string">
            <text:p>Countermeasures</text:p>
          </table:table-cell>
          <table:table-cell table:style-name="ce143" office:value-type="string" calcext:value-type="string">
            <text:p>Fla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[Shield] Cool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 , LSHIFT e</text:p>
          </table:table-cell>
          <table:table-cell table:style-name="ce177" office:value-type="string" calcext:value-type="string">
            <text:p>ST-3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201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4" table:formula="of:=AND(ISBLANK([.$E42]);NOT(ISBLANK([.$I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ol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SHIFT e</text:p>
          </table:table-cell>
          <table:table-cell table:style-name="ce177" office:value-type="string" calcext:value-type="string">
            <text:p>ST-3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201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4" table:formula="of:=AND(ISBLANK([.$E43]);NOT(ISBLANK([.$I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hield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</text:p>
          </table:table-cell>
          <table:table-cell table:style-name="ce177" office:value-type="string" calcext:value-type="string">
            <text:p>ST-3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201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4" table:formula="of:=AND(ISBLANK([.$E44]);NOT(ISBLANK([.$I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d</text:p>
          </table:table-cell>
          <table:table-cell table:style-name="ce177" office:value-type="string" calcext:value-type="string">
            <text:p>ST-3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201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4" table:formula="of:=AND(ISBLANK([.$E45]);NOT(ISBLANK([.$I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CTL `</text:p>
          </table:table-cell>
          <table:table-cell table:style-name="ce177" office:value-type="string" calcext:value-type="string">
            <text:p>ST-3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201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4" table:formula="of:=AND(ISBLANK([.$E46]);NOT(ISBLANK([.$I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7" office:value-type="string" calcext:value-type="string">
            <text:p>ST-3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201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4" table:formula="of:=AND(ISBLANK([.$E47]);NOT(ISBLANK([.$I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x</text:p>
          </table:table-cell>
          <table:table-cell table:style-name="ce177" office:value-type="string" calcext:value-type="string">
            <text:p>ST-3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201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4" table:formula="of:=AND(ISBLANK([.$E48]);NOT(ISBLANK([.$I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haff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<text:span text:style-name="T3">DX4 , </text:span>L_ALT j</text:p>
          </table:table-cell>
          <table:table-cell table:style-name="ce177" office:value-type="string" calcext:value-type="string">
            <text:p>ST-4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201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4" table:formula="of:=AND(ISBLANK([.$E50]);NOT(ISBLANK([.$I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untermeasur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4</text:p>
          </table:table-cell>
          <table:table-cell table:style-name="ce177" office:value-type="string" calcext:value-type="string">
            <text:p>ST-4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201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4" table:formula="of:=AND(ISBLANK([.$E51]);NOT(ISBLANK([.$I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[Menu Nest] Depart (HighWake)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j</text:p>
          </table:table-cell>
          <table:table-cell table:style-name="ce177" office:value-type="string" calcext:value-type="string">
            <text:p>ST-4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201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4" table:formula="of:=AND(ISBLANK([.$E52]);NOT(ISBLANK([.$I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j</text:p>
          </table:table-cell>
          <table:table-cell table:style-name="ce177" office:value-type="string" calcext:value-type="string">
            <text:p>ST-4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201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4" table:formula="of:=AND(ISBLANK([.$E53]);NOT(ISBLANK([.$I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e</text:p>
          </table:table-cell>
          <table:table-cell table:style-name="ce177" office:value-type="string" calcext:value-type="string">
            <text:p>ST-4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201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4" table:formula="of:=AND(ISBLANK([.$E54]);NOT(ISBLANK([.$I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even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</text:p>
          </table:table-cell>
          <table:table-cell table:style-name="ce177" office:value-type="string" calcext:value-type="string">
            <text:p>ST-4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201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4" table:formula="of:=AND(ISBLANK([.$E55]);NOT(ISBLANK([.$I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Cycle</text:p>
          </table:table-cell>
          <table:table-cell table:style-name="ce143" office:value-type="string" calcext:value-type="string">
            <text:p>primary+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UP</text:p>
          </table:table-cell>
          <table:table-cell table:style-name="ce177" office:value-type="string" calcext:value-type="string">
            <text:p>Primary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201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4" table:formula="of:=AND(ISBLANK([.$E57]);NOT(ISBLANK([.$I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Gu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x</text:p>
          </table:table-cell>
          <table:table-cell table:style-name="ce177" office:value-type="string" calcext:value-type="string">
            <text:p>Primary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201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4" table:formula="of:=AND(ISBLANK([.$E58]);NOT(ISBLANK([.$I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primary-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D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DOWN</text:p>
          </table:table-cell>
          <table:table-cell table:style-name="ce177" office:value-type="string" calcext:value-type="string">
            <text:p>Primary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201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4" table:formula="of:=AND(ISBLANK([.$E60]);NOT(ISBLANK([.$I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arrow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w</text:p>
          </table:table-cell>
          <table:table-cell table:style-name="ce177" office:value-type="string" calcext:value-type="string">
            <text:p>Primary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201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4" table:formula="of:=AND(ISBLANK([.$E61]);NOT(ISBLANK([.$I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+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RIGHT</text:p>
          </table:table-cell>
          <table:table-cell table:style-name="ce177" office:value-type="string" calcext:value-type="string">
            <text:p>Primary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201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4" table:formula="of:=AND(ISBLANK([.$E63]);NOT(ISBLANK([.$I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idewind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s</text:p>
          </table:table-cell>
          <table:table-cell table:style-name="ce177" office:value-type="string" calcext:value-type="string">
            <text:p>Primary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201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4" table:formula="of:=AND(ISBLANK([.$E64]);NOT(ISBLANK([.$I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-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LEFT</text:p>
          </table:table-cell>
          <table:table-cell table:style-name="ce177" office:value-type="string" calcext:value-type="string">
            <text:p>Primary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201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4" table:formula="of:=AND(ISBLANK([.$E66]);NOT(ISBLANK([.$I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MRAAM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d</text:p>
          </table:table-cell>
          <table:table-cell table:style-name="ce177" office:value-type="string" calcext:value-type="string">
            <text:p>Primary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201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4" table:formula="of:=AND(ISBLANK([.$E67]);NOT(ISBLANK([.$I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AutoTargets</text:p>
          </table:table-cell>
          <table:table-cell table:style-name="ce143"/>
          <table:table-cell table:number-columns-repeated="2"/>
          <table:table-cell table:style-name="ce180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hostile+</text:p>
          </table:table-cell>
          <table:table-cell/>
          <table:table-cell table:style-name="ce166" office:value-type="string" calcext:value-type="string">
            <text:p>h</text:p>
          </table:table-cell>
          <table:table-cell table:style-name="ce180" office:value-type="string" calcext:value-type="string">
            <text:p><text:span text:style-name="T10">Throttle-Paddle O_M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[</text:p>
          </table:table-cell>
          <table:table-cell table:style-name="ce181" office:value-type="string" calcext:value-type="string">
            <text:p><text:span text:style-name="T12">Throttle-Paddle O_M </text:span><text:span text:style-name="T13">L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201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4" table:formula="of:=AND(ISBLANK([.$E70]);NOT(ISBLANK([.$I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=</text:p>
          </table:table-cell>
          <table:table-cell table:style-name="ce181" office:value-type="string" calcext:value-type="string">
            <text:p><text:span text:style-name="T12">Throttle-Paddle O_M </text:span><text:span text:style-name="T13">L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201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4" table:formula="of:=AND(ISBLANK([.$E71]);NOT(ISBLANK([.$I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hostile-</text:p>
          </table:table-cell>
          <table:table-cell/>
          <table:table-cell table:style-name="ce166" office:value-type="string" calcext:value-type="string">
            <text:p>L_SHIFT h</text:p>
          </table:table-cell>
          <table:table-cell table:style-name="ce180" office:value-type="string" calcext:value-type="string">
            <text:p><text:span text:style-name="T10">Throttle-Paddle O_M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]</text:p>
          </table:table-cell>
          <table:table-cell table:style-name="ce181" office:value-type="string" calcext:value-type="string">
            <text:p>Throttle-Paddle O_M R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201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4" table:formula="of:=AND(ISBLANK([.$E73]);NOT(ISBLANK([.$I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-</text:p>
          </table:table-cell>
          <table:table-cell table:style-name="ce181" office:value-type="string" calcext:value-type="string">
            <text:p><text:span text:style-name="T12">Throttle-Paddle O_M </text:span><text:span text:style-name="T13">R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201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4" table:formula="of:=AND(ISBLANK([.$E74]);NOT(ISBLANK([.$I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escort+</text:p>
          </table:table-cell>
          <table:table-cell table:number-columns-repeated="2"/>
          <table:table-cell table:style-name="ce180" office:value-type="string" calcext:value-type="string">
            <text:p><text:span text:style-name="T10">Throttle-Paddle O_U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escort-</text:p>
          </table:table-cell>
          <table:table-cell table:number-columns-repeated="2"/>
          <table:table-cell table:style-name="ce180" office:value-type="string" calcext:value-type="string">
            <text:p><text:span text:style-name="T10">Throttle-Paddle O_U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target+</text:p>
          </table:table-cell>
          <table:table-cell/>
          <table:table-cell table:style-name="ce166" office:value-type="string" calcext:value-type="string">
            <text:p>t</text:p>
          </table:table-cell>
          <table:table-cell table:style-name="ce180" office:value-type="string" calcext:value-type="string">
            <text:p><text:span text:style-name="T10">Throttle-Paddle I_M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t</text:p>
          </table:table-cell>
          <table:table-cell table:style-name="ce177" office:value-type="string" calcext:value-type="string">
            <text:p>Throttle-Paddle I_M L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201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4" table:formula="of:=AND(ISBLANK([.$E78]);NOT(ISBLANK([.$I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target-</text:p>
          </table:table-cell>
          <table:table-cell/>
          <table:table-cell table:style-name="ce166" office:value-type="string" calcext:value-type="string">
            <text:p>L_SHIFT t</text:p>
          </table:table-cell>
          <table:table-cell table:style-name="ce180" office:value-type="string" calcext:value-type="string">
            <text:p><text:span text:style-name="T10">Throttle-Paddle I_M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SHIFT t</text:p>
          </table:table-cell>
          <table:table-cell table:style-name="ce177" office:value-type="string" calcext:value-type="string">
            <text:p>Throttle-Paddle I_M L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201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4" table:formula="of:=AND(ISBLANK([.$E80]);NOT(ISBLANK([.$I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cargo+</text:p>
          </table:table-cell>
          <table:table-cell/>
          <table:table-cell table:style-name="ce166" office:value-type="string" calcext:value-type="string">
            <text:p>u</text:p>
          </table:table-cell>
          <table:table-cell table:style-name="ce180" office:value-type="string" calcext:value-type="string">
            <text:p><text:span text:style-name="T10">Throttle-Paddle I_D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cargo+</text:p>
          </table:table-cell>
          <table:table-cell/>
          <table:table-cell table:style-name="ce166" office:value-type="string" calcext:value-type="string">
            <text:p>L_SHIFT u</text:p>
          </table:table-cell>
          <table:table-cell table:style-name="ce180" office:value-type="string" calcext:value-type="string">
            <text:p><text:span text:style-name="T10">Throttle-Paddle I_D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 office:value-type="string" calcext:value-type="string">
            <text:p>Comm</text:p>
          </table:table-cell>
          <table:table-cell table:style-name="ce143" office:value-type="string" calcext:value-type="string">
            <text:p>Radio</text:p>
          </table:table-cell>
          <table:table-cell table:number-columns-repeated="2"/>
          <table:table-cell table:style-name="ce180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1 (Left/Top/VHF-AM) 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201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4" table:formula="of:=AND(ISBLANK([.$E84]);NOT(ISBLANK([.$I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W/In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ALT RARROW</text:p>
          </table:table-cell>
          <table:table-cell table:style-name="ce177" office:value-type="string" calcext:value-type="string">
            <text:p>Comm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201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4" table:formula="of:=AND(ISBLANK([.$E85]);NOT(ISBLANK([.$I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1 (Left/Top/VHF-AM</text:span>) 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201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4" table:formula="of:=AND(ISBLANK([.$E86]);NOT(ISBLANK([.$I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CW/De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ALT LARROW</text:p>
          </table:table-cell>
          <table:table-cell table:style-name="ce177" office:value-type="string" calcext:value-type="string">
            <text:p>Comm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201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4" table:formula="of:=AND(ISBLANK([.$E87]);NOT(ISBLANK([.$I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4">1 (Left/Top/VHF-AM) </text:span><text:span text:style-name="T5">Switch/PTT</text:span></text:p>
          </table:table-cell>
          <table:table-cell/>
          <table:table-cell table:style-name="ce165" office:value-type="string" calcext:value-type="string">
            <text:p>DX21</text:p>
          </table:table-cell>
          <table:table-cell table:style-name="ce183" office:value-type="string" calcext:value-type="string">
            <text:p>Comm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201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4" table:formula="of:=AND(ISBLANK([.$E88]);NOT(ISBLANK([.$I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Menu – Left Radio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R_ALT \</text:p>
          </table:table-cell>
          <table:table-cell table:style-name="ce177" office:value-type="string" calcext:value-type="string">
            <text:p>Comm R [O_U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201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4" table:formula="of:=AND(ISBLANK([.$E89]);NOT(ISBLANK([.$I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2 (Right/Bottom/VHF-FM) 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201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4" table:formula="of:=AND(ISBLANK([.$E90]);NOT(ISBLANK([.$I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W/In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CTL RARROW</text:p>
          </table:table-cell>
          <table:table-cell table:style-name="ce177" office:value-type="string" calcext:value-type="string">
            <text:p>Comm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201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4" table:formula="of:=AND(ISBLANK([.$E91]);NOT(ISBLANK([.$I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2 (Right/Bottom/VHF-FM</text:span>) 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201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4" table:formula="of:=AND(ISBLANK([.$E92]);NOT(ISBLANK([.$I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CW/De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CTL LARROW</text:p>
          </table:table-cell>
          <table:table-cell table:style-name="ce177" office:value-type="string" calcext:value-type="string">
            <text:p>Comm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201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4" table:formula="of:=AND(ISBLANK([.$E93]);NOT(ISBLANK([.$I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4">2 (Right/Bottom/VHF-FM) </text:span><text:span text:style-name="T5">Switch/PTT</text:span></text:p>
          </table:table-cell>
          <table:table-cell/>
          <table:table-cell table:style-name="ce165" office:value-type="string" calcext:value-type="string">
            <text:p>DX22</text:p>
          </table:table-cell>
          <table:table-cell table:style-name="ce183" office:value-type="string" calcext:value-type="string">
            <text:p>Comm R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201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4" table:formula="of:=AND(ISBLANK([.$E94]);NOT(ISBLANK([.$I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Menu – Right Radio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R_CTL \</text:p>
          </table:table-cell>
          <table:table-cell table:style-name="ce177" office:value-type="string" calcext:value-type="string">
            <text:p>Comm R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201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4" table:formula="of:=AND(ISBLANK([.$E95]);NOT(ISBLANK([.$I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3 (Center/UHF) </text:span>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201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4" table:formula="of:=AND(ISBLANK([.$E96]);NOT(ISBLANK([.$I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3 (Center/UHF) </text:span>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201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4" table:formula="of:=AND(ISBLANK([.$E97]);NOT(ISBLANK([.$I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4">3 (Center/UHF) </text:span><text:span text:style-name="T5">Switch/PTT</text:span></text:p>
          </table:table-cell>
          <table:table-cell/>
          <table:table-cell table:style-name="ce163" office:value-type="string" calcext:value-type="string">
            <text:p>DX23</text:p>
          </table:table-cell>
          <table:table-cell table:style-name="ce183" office:value-type="string" calcext:value-type="string">
            <text:p>Comm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201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4" table:formula="of:=AND(ISBLANK([.$E98]);NOT(ISBLANK([.$I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5">Selected</text:span> PTT</text:p>
          </table:table-cell>
          <table:table-cell table:style-name="ce156"/>
          <table:table-cell table:style-name="ce163" office:value-type="string" calcext:value-type="string">
            <text:p>DX24</text:p>
          </table:table-cell>
          <table:table-cell table:style-name="ce183" office:value-type="string" calcext:value-type="string">
            <text:p>Comm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201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4" table:formula="of:=AND(ISBLANK([.$E99]);NOT(ISBLANK([.$I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 built-in voice</text:p>
          </table:table-cell>
          <table:table-cell table:style-name="ce156" office:value-type="string" calcext:value-type="string">
            <text:p>Elite Dangerous</text:p>
          </table:table-cell>
          <table:table-cell table:style-name="ce168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7" office:value-type="string" calcext:value-type="string">
            <text:p>Comm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201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4" table:formula="of:=AND(ISBLANK([.$E100]);NOT(ISBLANK([.$I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(Selected) Comm Menu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\</text:p>
          </table:table-cell>
          <table:table-cell table:style-name="ce177" office:value-type="string" calcext:value-type="string">
            <text:p>Comm L [O_M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201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4" table:formula="of:=AND(ISBLANK([.$E101]);NOT(ISBLANK([.$I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pecial/Magic/built-in-voice(sim)</text:p>
          </table:table-cell>
          <table:table-cell/>
          <table:table-cell table:style-name="ce163" office:value-type="string" calcext:value-type="string">
            <text:p>DX26</text:p>
          </table:table-cell>
          <table:table-cell table:style-name="ce183" office:value-type="string" calcext:value-type="string">
            <text:p>Comm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201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4" table:formula="of:=AND(ISBLANK([.$E102]);NOT(ISBLANK([.$I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Ground/Intercom</text:p>
          </table:table-cell>
          <table:table-cell/>
          <table:table-cell table:style-name="ce163" office:value-type="string" calcext:value-type="string">
            <text:p>DX25</text:p>
          </table:table-cell>
          <table:table-cell table:style-name="ce183" office:value-type="string" calcext:value-type="string">
            <text:p>Comm L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201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4" table:formula="of:=AND(ISBLANK([.$E103]);NOT(ISBLANK([.$I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Aux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5">Standby</text:span> PTT</text:p>
          </table:table-cell>
          <table:table-cell table:style-name="ce156"/>
          <table:table-cell table:style-name="ce169" office:value-type="string" calcext:value-type="string">
            <text:p>DX32</text:p>
          </table:table-cell>
          <table:table-cell table:style-name="ce183" office:value-type="string" calcext:value-type="string">
            <text:p>T16KJG_<text:span text:style-name="T5">TH-2</text:span> [O_<text:span text:style-name="T5">M</text:span>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201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4" table:formula="of:=AND(ISBLANK([.$E105]);NOT(ISBLANK([.$I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6">Whisper</text:span> PTT</text:p>
          </table:table-cell>
          <table:table-cell table:style-name="ce156"/>
          <table:table-cell table:style-name="ce169" office:value-type="string" calcext:value-type="string">
            <text:p>DX30, F22</text:p>
          </table:table-cell>
          <table:table-cell table:style-name="ce183" office:value-type="string" calcext:value-type="string">
            <text:p>T16KJG_<text:span text:style-name="T5">TH-2</text:span>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201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4" table:formula="of:=AND(ISBLANK([.$E106]);NOT(ISBLANK([.$I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70" office:value-type="string" calcext:value-type="string">
            <text:p>_</text:p>
          </table:table-cell>
          <table:table-cell table:style-name="ce183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5">TH-2</text:span> [O_U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201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4" table:formula="of:=AND(ISBLANK([.$E107]);NOT(ISBLANK([.$I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6">Team</text:span> PTT</text:p>
          </table:table-cell>
          <table:table-cell table:style-name="ce156"/>
          <table:table-cell table:style-name="ce169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83" office:value-type="string" calcext:value-type="string">
            <text:p>T16KJG_<text:span text:style-name="T5">TH-2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201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4" table:formula="of:=AND(ISBLANK([.$E108]);NOT(ISBLANK([.$I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5">COVAS</text:span> PTT</text:p>
          </table:table-cell>
          <table:table-cell table:style-name="ce156"/>
          <table:table-cell table:style-name="ce171" office:value-type="string" calcext:value-type="string">
            <text:p>DX28</text:p>
          </table:table-cell>
          <table:table-cell table:style-name="ce183" office:value-type="string" calcext:value-type="string">
            <text:p>T16KJG_<text:span text:style-name="T5">TH-2</text:span> [I_<text:span text:style-name="T5">M</text:span>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201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4" table:formula="of:=AND(ISBLANK([.$E110]);NOT(ISBLANK([.$I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T16KJG_<text:span text:style-name="T5">TH-2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201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4" table:formula="of:=AND(ISBLANK([.$E111]);NOT(ISBLANK([.$I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T16KJG_<text:span text:style-name="T5">TH-2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201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4" table:formula="of:=AND(ISBLANK([.$E112]);NOT(ISBLANK([.$I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Quick Power</text:p>
          </table:table-cell>
          <table:table-cell table:style-name="ce143" office:value-type="string" calcext:value-type="string">
            <text:p>AirBrake ENGAGE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L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Reset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GDN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201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4" table:formula="of:=AND(ISBLANK([.$E114]);NOT(ISBLANK([.$I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eed Brake EXTEND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b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201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4" table:formula="of:=AND(ISBLANK([.$E115]);NOT(ISBLANK([.$I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AirBrake CANCEL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Weapon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INS</text:p>
          </table:table-cell>
          <table:table-cell table:style-name="ce177" office:value-type="string" calcext:value-type="string">
            <text:p>Ship R [O_M]</text:p>
          </table:table-cell>
          <table:table-cell table:style-name="ce188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201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4" table:formula="of:=AND(ISBLANK([.$E117]);NOT(ISBLANK([.$I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eed Brake RETRAC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CTL b</text:p>
          </table:table-cell>
          <table:table-cell table:style-name="ce177" office:value-type="string" calcext:value-type="string">
            <text:p>Ship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201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4" table:formula="of:=AND(ISBLANK([.$E118]);NOT(ISBLANK([.$I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Wheel Steering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Engine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GUP</text:p>
          </table:table-cell>
          <table:table-cell table:style-name="ce177" office:value-type="string" calcext:value-type="string">
            <text:p>Ship U [O_M]</text:p>
          </table:table-cell>
          <table:table-cell table:style-name="ce188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201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4" table:formula="of:=AND(ISBLANK([.$E120]);NOT(ISBLANK([.$I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ELF OVERLOAD</text:p>
            <text:p>[Undesignate] NoseWheelSte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s</text:p>
          </table:table-cell>
          <table:table-cell table:style-name="ce177" office:value-type="string" calcext:value-type="string">
            <text:p>Ship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201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4" table:formula="of:=AND(ISBLANK([.$E121]);NOT(ISBLANK([.$I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Wheel Brake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System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HOME</text:p>
          </table:table-cell>
          <table:table-cell table:style-name="ce177" office:value-type="string" calcext:value-type="string">
            <text:p>Ship D [O_M]</text:p>
          </table:table-cell>
          <table:table-cell table:style-name="ce188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201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4" table:formula="of:=AND(ISBLANK([.$E123]);NOT(ISBLANK([.$I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77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201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4" table:formula="of:=AND(ISBLANK([.$E124]);NOT(ISBLANK([.$I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Readiness</text:p>
          </table:table-cell>
          <table:table-cell table:number-columns-repeated="4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 office:value-type="string" calcext:value-type="string">
            <text:p>Lockouts,</text:p>
            <text:p>Accessories</text:p>
          </table:table-cell>
          <table:table-cell table:style-name="ce143" office:value-type="string" calcext:value-type="string">
            <text:p>Tool</text:p>
          </table:table-cell>
          <table:table-cell table:number-columns-repeated="2"/>
          <table:table-cell table:style-name="ce184" office:value-type="string" calcext:value-type="string">
            <text:p>Ship O_D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argo Scoo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</text:p>
          </table:table-cell>
          <table:table-cell table:style-name="ce177" office:value-type="string" calcext:value-type="string">
            <text:p>Ship L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201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4" table:formula="of:=AND(ISBLANK([.$E127]);NOT(ISBLANK([.$I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R_ALT s</text:p>
          </table:table-cell>
          <table:table-cell table:style-name="ce177" office:value-type="string" calcext:value-type="string">
            <text:p>Ship L [O_D] (l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201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4" table:formula="of:=AND(ISBLANK([.$E128]);NOT(ISBLANK([.$I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ights</text:p>
          </table:table-cell>
          <table:table-cell table:number-columns-repeated="2"/>
          <table:table-cell table:style-name="ce184" office:value-type="string" calcext:value-type="string">
            <text:p>Ship O_D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</text:p>
          </table:table-cell>
          <table:table-cell table:style-name="ce177" office:value-type="string" calcext:value-type="string">
            <text:p>Ship R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201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4" table:formula="of:=AND(ISBLANK([.$E130]);NOT(ISBLANK([.$I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Exterior Lights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</text:p>
          </table:table-cell>
          <table:table-cell table:style-name="ce177" office:value-type="string" calcext:value-type="string">
            <text:p>Ship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201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4" table:formula="of:=AND(ISBLANK([.$E131]);NOT(ISBLANK([.$I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Landing/Taxi Light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7" office:value-type="string" calcext:value-type="string">
            <text:p>Ship D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201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4" table:formula="of:=AND(ISBLANK([.$E132]);NOT(ISBLANK([.$I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Master OFF</text:p>
          </table:table-cell>
          <table:table-cell table:number-columns-repeated="2"/>
          <table:table-cell table:style-name="ce184" office:value-type="string" calcext:value-type="string">
            <text:p>Ship O_D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r</text:p>
          </table:table-cell>
          <table:table-cell table:style-name="ce177" office:value-type="string" calcext:value-type="string">
            <text:p>Ship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201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4" table:formula="of:=AND(ISBLANK([.$E134]);NOT(ISBLANK([.$I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L_ALT m</text:p>
          </table:table-cell>
          <table:table-cell table:style-name="ce177" office:value-type="string" calcext:value-type="string">
            <text:p>Ship D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201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4" table:formula="of:=AND(ISBLANK([.$E135]);NOT(ISBLANK([.$I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aster On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L_CTL m</text:p>
          </table:table-cell>
          <table:table-cell table:style-name="ce177" office:value-type="string" calcext:value-type="string">
            <text:p>Ship D [O_D] (x-l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201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4" table:formula="of:=AND(ISBLANK([.$E136]);NOT(ISBLANK([.$I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EMCON</text:p>
          </table:table-cell>
          <table:table-cell table:number-columns-repeated="2"/>
          <table:table-cell table:style-name="ce184" office:value-type="string" calcext:value-type="string">
            <text:p>Ship O_D 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h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201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4" table:formula="of:=AND(ISBLANK([.$E138]);NOT(ISBLANK([.$I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macro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201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4" table:formula="of:=AND(ISBLANK([.$E139]);NOT(ISBLANK([.$I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Gear</text:p>
          </table:table-cell>
          <table:table-cell table:style-name="ce143" office:value-type="string" calcext:value-type="string">
            <text:p>Drag Chute</text:p>
          </table:table-cell>
          <table:table-cell table:number-columns-repeated="2"/>
          <table:table-cell table:style-name="ce184" office:value-type="string" calcext:value-type="string">
            <text:p>Ship I_M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p</text:p>
          </table:table-cell>
          <table:table-cell table:style-name="ce177" office:value-type="string" calcext:value-type="string">
            <text:p>Ship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201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4" table:formula="of:=AND(ISBLANK([.$E141]);NOT(ISBLANK([.$I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anding Gear</text:p>
          </table:table-cell>
          <table:table-cell/>
          <table:table-cell table:style-name="ce172"/>
          <table:table-cell table:style-name="ce184" office:value-type="string" calcext:value-type="string">
            <text:p>Ship I_M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h</text:p>
          </table:table-cell>
          <table:table-cell table:style-name="ce177" office:value-type="string" calcext:value-type="string">
            <text:p>Ship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201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4" table:formula="of:=AND(ISBLANK([.$E143]);NOT(ISBLANK([.$I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g</text:p>
          </table:table-cell>
          <table:table-cell table:style-name="ce177" office:value-type="string" calcext:value-type="string">
            <text:p>Ship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201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4" table:formula="of:=AND(ISBLANK([.$E144]);NOT(ISBLANK([.$I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laps Up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M </text:span><text:span text:style-name="T1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Flaps Step Up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L_ALT f</text:p>
          </table:table-cell>
          <table:table-cell table:style-name="ce177" office:value-type="string" calcext:value-type="string">
            <text:p>Ship U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201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4" table:formula="of:=AND(ISBLANK([.$E146]);NOT(ISBLANK([.$I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laps Down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M </text:span><text:span text:style-name="T1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Flaps Step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CTL L_ALT f</text:p>
          </table:table-cell>
          <table:table-cell table:style-name="ce177" office:value-type="string" calcext:value-type="string">
            <text:p>Ship D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201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4" table:formula="of:=AND(ISBLANK([.$E148]);NOT(ISBLANK([.$I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Panels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eft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Nav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2</text:p>
          </table:table-cell>
          <table:table-cell table:style-name="ce177" office:value-type="string" calcext:value-type="string">
            <text:p>Ship U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201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4" table:formula="of:=AND(ISBLANK([.$E151]);NOT(ISBLANK([.$I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Right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nfig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3</text:p>
          </table:table-cell>
          <table:table-cell table:style-name="ce177" office:value-type="string" calcext:value-type="string">
            <text:p>Ship D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201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4" table:formula="of:=AND(ISBLANK([.$E153]);NOT(ISBLANK([.$I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Center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Panel Role</text:p>
          </table:table-cell>
          <table:table-cell table:style-name="ce156" office:value-type="string" calcext:value-type="string">
            <text:p>Elite Dangerous</text:p>
          </table:table-cell>
          <table:table-cell table:style-name="ce161"/>
          <table:table-cell table:style-name="ce177"/>
          <table:table-cell table:style-name="ce188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201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4" table:formula="of:=AND(ISBLANK([.$E155]);NOT(ISBLANK([.$I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Options (ESC)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SC</text:p>
          </table:table-cell>
          <table:table-cell table:style-name="ce177" office:value-type="string" calcext:value-type="string">
            <text:p>Ship L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201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4" table:formula="of:=AND(ISBLANK([.$E156]);NOT(ISBLANK([.$I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orward Panel OR View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1</text:p>
          </table:table-cell>
          <table:table-cell table:style-name="ce177" office:value-type="string" calcext:value-type="string">
            <text:p>Ship R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201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4" table:formula="of:=AND(ISBLANK([.$E158]);NOT(ISBLANK([.$I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Reference,</text:p>
            <text:p>Quick Nav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7">UNUSUAL DUPLICATE</text:span></text:p>
            <text:p>Waypoint Designate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CTL `</text:p>
          </table:table-cell>
          <table:table-cell table:style-name="ce177" office:value-type="string" calcext:value-type="string">
            <text:p>Ship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201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4" table:formula="of:=AND(ISBLANK([.$E161]);NOT(ISBLANK([.$I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7" office:value-type="string" calcext:value-type="string">
            <text:p>Ship R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201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4" table:formula="of:=AND(ISBLANK([.$E162]);NOT(ISBLANK([.$I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x</text:p>
          </table:table-cell>
          <table:table-cell table:style-name="ce177" office:value-type="string" calcext:value-type="string">
            <text:p>Ship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201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4" table:formula="of:=AND(ISBLANK([.$E163]);NOT(ISBLANK([.$I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7">UNUSUAL DUPLICATE</text:span></text:p>
            <text:p>Event Mark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even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</text:p>
          </table:table-cell>
          <table:table-cell table:style-name="ce177" office:value-type="string" calcext:value-type="string">
            <text:p>Ship L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201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4" table:formula="of:=AND(ISBLANK([.$E165]);NOT(ISBLANK([.$I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im Kneeboard Forward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7" office:value-type="string" calcext:value-type="string">
            <text:p>Ship D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201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4" table:formula="of:=AND(ISBLANK([.$E167]);NOT(ISBLANK([.$I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im Kneeboard Back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[</text:p>
          </table:table-cell>
          <table:table-cell table:style-name="ce177" office:value-type="string" calcext:value-type="string">
            <text:p>Ship U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201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4" table:formula="of:=AND(ISBLANK([.$E169]);NOT(ISBLANK([.$I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Targeting</text:p>
          </table:table-cell>
          <table:table-cell table:style-name="ce143" office:value-type="string" calcext:value-type="string">
            <text:p>Ahead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y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201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4" table:formula="of:=AND(ISBLANK([.$E171]);NOT(ISBLANK([.$I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hreat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b</text:p>
          </table:table-cell>
          <table:table-cell table:style-name="ce177" office:value-type="string" calcext:value-type="string">
            <text:p>Ship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201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4" table:formula="of:=AND(ISBLANK([.$E173]);NOT(ISBLANK([.$I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ubsystems+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s</text:p>
          </table:table-cell>
          <table:table-cell table:style-name="ce177" office:value-type="string" calcext:value-type="string">
            <text:p>Ship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201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4" table:formula="of:=AND(ISBLANK([.$E175]);NOT(ISBLANK([.$I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ubsystems-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SHIFT s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201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4" table:formula="of:=AND(ISBLANK([.$E177]);NOT(ISBLANK([.$I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Ahead (Subsystem)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Attacker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urrets+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urrets-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Cage (Generic or Missile Seeker)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U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c</text:p>
          </table:table-cell>
          <table:table-cell table:style-name="ce177" office:value-type="string" calcext:value-type="string">
            <text:p>Sensors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201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4" table:formula="of:=AND(ISBLANK([.$E184]);NOT(ISBLANK([.$I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Of Interest</text:p>
          </table:table-cell>
          <table:table-cell table:style-name="ce143" office:value-type="string" calcext:value-type="string">
            <text:p>Aft</text:p>
          </table:table-cell>
          <table:table-cell table:number-columns-repeated="2"/>
          <table:table-cell table:style-name="ce185" office:value-type="string" calcext:value-type="string">
            <text:p>Sensors I_M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.</text:p>
          </table:table-cell>
          <table:table-cell table:style-name="ce177" office:value-type="string" calcext:value-type="string">
            <text:p>Sensors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201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4" table:formula="of:=AND(ISBLANK([.$E186]);NOT(ISBLANK([.$I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DEPRESS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R_ALT ‘</text:p>
          </table:table-cell>
          <table:table-cell table:style-name="ce177" office:value-type="string" calcext:value-type="string">
            <text:p>Sensors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201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4" table:formula="of:=AND(ISBLANK([.$E187]);NOT(ISBLANK([.$I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orward</text:p>
          </table:table-cell>
          <table:table-cell table:number-columns-repeated="2"/>
          <table:table-cell table:style-name="ce185" office:value-type="string" calcext:value-type="string">
            <text:p>Sensors I_M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;</text:p>
          </table:table-cell>
          <table:table-cell table:style-name="ce177" office:value-type="string" calcext:value-type="string">
            <text:p>Sensors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201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4" table:formula="of:=AND(ISBLANK([.$E189]);NOT(ISBLANK([.$I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eft</text:p>
          </table:table-cell>
          <table:table-cell table:number-columns-repeated="2"/>
          <table:table-cell table:style-name="ce185" office:value-type="string" calcext:value-type="string">
            <text:p>Sensors I_M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,</text:p>
          </table:table-cell>
          <table:table-cell table:style-name="ce177" office:value-type="string" calcext:value-type="string">
            <text:p>Sensors U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201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4" table:formula="of:=AND(ISBLANK([.$E191]);NOT(ISBLANK([.$I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Right</text:p>
          </table:table-cell>
          <table:table-cell table:number-columns-repeated="2"/>
          <table:table-cell table:style-name="ce185" office:value-type="string" calcext:value-type="string">
            <text:p>Sensors I_M 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/</text:p>
          </table:table-cell>
          <table:table-cell table:style-name="ce177" office:value-type="string" calcext:value-type="string">
            <text:p>Sensors D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201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4" table:formula="of:=AND(ISBLANK([.$E193]);NOT(ISBLANK([.$I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Intelligence,</text:p>
            <text:p>Accessory</text:p>
          </table:table-cell>
          <table:table-cell table:style-name="ce152" office:value-type="string" calcext:value-type="string">
            <text:p>Variant Unique</text:p>
          </table:table-cell>
          <table:table-cell table:style-name="ce158" office:value-type="string" calcext:value-type="string">
            <text:p><text:span text:style-name="T8">Sensors</text:span> <text:span text:style-name="T8">I_D</text:span></text:p>
          </table:table-cell>
          <table:table-cell table:number-columns-repeated="2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7" office:value-type="string" calcext:value-type="string">
            <text:p>Sensors U [I_D]</text:p>
          </table:table-cell>
          <table:table-cell table:style-name="ce188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201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4" table:formula="of:=AND(ISBLANK([.$E195]);NOT(ISBLANK([.$I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Sim – Cockpit View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7" office:value-type="string" calcext:value-type="string">
            <text:p>Sensors U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201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4" table:formula="of:=AND(ISBLANK([.$E196]);NOT(ISBLANK([.$I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7" office:value-type="string" calcext:value-type="string">
            <text:p>Sensors U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201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4" table:formula="of:=AND(ISBLANK([.$E197]);NOT(ISBLANK([.$I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7" office:value-type="string" calcext:value-type="string">
            <text:p>Sensors D [I_D]</text:p>
          </table:table-cell>
          <table:table-cell table:style-name="ce188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201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4" table:formula="of:=AND(ISBLANK([.$E198]);NOT(ISBLANK([.$I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7" office:value-type="string" calcext:value-type="string">
            <text:p>DCS – FA18C</text:p>
          </table:table-cell>
          <table:table-cell table:style-name="ce144" office:value-type="string" calcext:value-type="string">
            <text:p>RESERVED</text:p>
          </table:table-cell>
          <table:table-cell table:style-name="ce177" office:value-type="string" calcext:value-type="string">
            <text:p>Sensors D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201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4" table:formula="of:=AND(ISBLANK([.$E199]);NOT(ISBLANK([.$I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7" office:value-type="string" calcext:value-type="string">
            <text:p>Sensors R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201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4" table:formula="of:=AND(ISBLANK([.$E200]);NOT(ISBLANK([.$I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MISUSE WORKAROUND</text:span></text:p>
            <text:p>Application Tab Up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7" office:value-type="string" calcext:value-type="string">
            <text:p>Sensors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201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4" table:formula="of:=AND(ISBLANK([.$E201]);NOT(ISBLANK([.$I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7" office:value-type="string" calcext:value-type="string">
            <text:p>Sensors L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201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4" table:formula="of:=AND(ISBLANK([.$E202]);NOT(ISBLANK([.$I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MISUSE WORKAROUND</text:span></text:p>
            <text:p>Application Tab Down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7" office:value-type="string" calcext:value-type="string">
            <text:p>Sensors L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201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4" table:formula="of:=AND(ISBLANK([.$E203]);NOT(ISBLANK([.$I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Signaling Keybind</text:p>
          </table:table-cell>
          <table:table-cell table:style-name="ce100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4" office:value-type="string" calcext:value-type="string">
            <text:p>toggle goggles</text:p>
          </table:table-cell>
          <table:table-cell table:style-name="ce62" office:value-type="string" calcext:value-type="string">
            <text:p>R_SHIFT h</text:p>
          </table:table-cell>
          <table:table-cell table:style-name="ce216" office:value-type="string" calcext:value-type="string">
            <text:p>Primary U [O_D] (sp)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73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4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5" table:formula="of:=AND(ISBLANK([.$C2]);NOT(ISBLANK([.$I2])))" office:value-type="boolean" office:boolean-value="false" calcext:value-type="boolean">
            <text:p>FALSE</text:p>
          </table:table-cell>
          <table:table-cell table:style-name="ce76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6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6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6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4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6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6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4" office:value-type="string" calcext:value-type="string">
            <text:p>VR Zoom</text:p>
          </table:table-cell>
          <table:table-cell table:style-name="ce213" office:value-type="string" calcext:value-type="string">
            <text:p>R_ALT z</text:p>
          </table:table-cell>
          <table:table-cell table:style-name="ce216" office:value-type="string" calcext:value-type="string">
            <text:p>Primary U [O_D] (lp)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73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4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5" table:formula="of:=AND(ISBLANK([.$C6]);NOT(ISBLANK([.$I6])))" office:value-type="boolean" office:boolean-value="false" calcext:value-type="boolean">
            <text:p>FALSE</text:p>
          </table:table-cell>
          <table:table-cell table:style-name="ce76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6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6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6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216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4"/>
          <table:table-cell table:style-name="ce213"/>
          <table:table-cell table:number-columns-repeated="17"/>
        </table:table-row>
        <table:table-row table:style-name="ro1">
          <table:table-cell table:style-name="ce144" office:value-type="string" calcext:value-type="string">
            <text:p>HMD BRT/CW/Increase (aka. ‘cueing’)</text:p>
          </table:table-cell>
          <table:table-cell table:style-name="ce214" office:value-type="string" calcext:value-type="string">
            <text:p>R_ALT h</text:p>
          </table:table-cell>
          <table:table-cell table:style-name="ce216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Throttle Designator Controller – Depress</text:p>
          </table:table-cell>
          <table:table-cell table:style-name="ce213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7" office:value-type="string" calcext:value-type="string">
            <text:p><text:span text:style-name="T16">T16KJG_</text:span><text:span text:style-name="T17">TH-6</text:span><text:span text:style-name="T18"> [O_M]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Designator Controller – X</text:p>
          </table:table-cell>
          <table:table-cell table:style-name="ce65" office:value-type="string" calcext:value-type="string">
            <text:p>T16KTR_<text:span text:style-name="T5">TH-X</text:span></text:p>
          </table:table-cell>
          <table:table-cell table:style-name="ce68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Designator Controller – Y</text:p>
          </table:table-cell>
          <table:table-cell table:style-name="ce65" office:value-type="string" calcext:value-type="string">
            <text:p>T16KTR_<text:span text:style-name="T5">TH-Y</text:span></text:p>
          </table:table-cell>
          <table:table-cell table:style-name="ce68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4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3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Lift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8" office:value-type="string" calcext:value-type="string">
            <text:p><text:span text:style-name="T19">T16KJG_</text:span><text:span text:style-name="T20">TH-1</text:span><text:span text:style-name="T21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6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Autopilot Attitude Hold (Macro)</text:p>
          </table:table-cell>
          <table:table-cell table:style-name="ce214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6" office:value-type="string" calcext:value-type="string">
            <text:p>T16KJG_<text:span text:style-name="T5">TH-1</text:span><text:span text:style-name="T8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13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13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70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70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70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70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70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13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13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10" office:value-type="string" calcext:value-type="string">
            <text:p>Master ON</text:p>
          </table:table-cell>
          <table:table-cell table:style-name="ce213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13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13" office:value-type="string" calcext:value-type="string">
            <office:annotation draw:style-name="gr2" draw:text-style-name="P2" svg:width="82.18pt" svg:height="51pt" svg:x="373.15pt" svg:y="801.6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4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5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Engine Anti-Ice On</text:p>
          </table:table-cell>
          <table:table-cell table:style-name="ce213" office:value-type="string" calcext:value-type="string">
            <text:p>R_CTL R_SHIFT g</text:p>
          </table:table-cell>
          <table:table-cell table:style-name="ce225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Engine Anti-Ice Off</text:p>
          </table:table-cell>
          <table:table-cell table:style-name="ce214" office:value-type="string" calcext:value-type="string">
            <text:p>R_ALT R_SHIFT g</text:p>
          </table:table-cell>
          <table:table-cell table:style-name="ce225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4" office:value-type="string" calcext:value-type="string">
            <text:p>Mode A/A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911.6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5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ode A/G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924.4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5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4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5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226" office:value-type="string" calcext:value-type="string">
            <text:p><text:span text:style-name="T22">HOTAS - </text:span><text:span text:style-name="T23">Base O_D – </text:span><text:span text:style-name="T24">U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VR/AR Zoom</text:p>
          </table:table-cell>
          <table:table-cell table:style-name="ce213" office:value-type="string" calcext:value-type="string">
            <text:p>R_ALT z</text:p>
          </table:table-cell>
          <table:table-cell table:style-name="ce226" office:value-type="string" calcext:value-type="string">
            <text:p><text:span text:style-name="T22">HOTAS - </text:span><text:span text:style-name="T23">Base O_D – </text:span><text:span text:style-name="T24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office:annotation draw:style-name="gr3" draw:text-style-name="P2" svg:width="124.84pt" svg:height="61.68pt" svg:x="229.35pt" svg:y="1076.4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13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1.2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4" office:value-type="string" calcext:value-type="string">
            <text:p>Waypoint Next</text:p>
          </table:table-cell>
          <table:table-cell table:style-name="ce21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(MDI Button 5)</text:p>
          </table:table-cell>
          <table:table-cell table:style-name="ce213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Option Select Pushbutton 1 (POSN)</text:p>
          </table:table-cell>
          <table:table-cell table:style-name="ce213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ENT</text:p>
          </table:table-cell>
          <table:table-cell table:style-name="ce213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7.2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4" office:value-type="string" calcext:value-type="string">
            <text:p>UFC Keyboard Pushbuttons</text:p>
          </table:table-cell>
          <table:table-cell table:style-name="ce213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Option Select Pushbuttons</text:p>
          </table:table-cell>
          <table:table-cell table:style-name="ce213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ENT</text:p>
          </table:table-cell>
          <table:table-cell table:style-name="ce213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CLR</text:p>
          </table:table-cell>
          <table:table-cell table:style-name="ce213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13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13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13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13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13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6.0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13" office:value-type="string" calcext:value-type="string">
            <office:annotation draw:style-name="gr12" draw:text-style-name="P2" svg:width="82.18pt" svg:height="84.08pt" svg:x="373.15pt" svg:y="1748.8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3" draw:text-style-name="P2" svg:width="426.19pt" svg:height="184.85pt" svg:x="373.15pt" svg:y="1774.4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373.15pt" svg:y="1787.2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373.15pt" svg:y="1800.0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40"/>
          <table:table-cell table:number-columns-repeated="17"/>
        </table:table-row>
        <table:table-row table:style-name="ro1">
          <table:table-cell/>
          <table:table-cell table:style-name="ce14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4" office:value-type="string" calcext:value-type="string">
            <text:p>imaging</text:p>
          </table:table-cell>
          <table:table-cell table:style-name="ce77" office:value-type="string" calcext:value-type="string">
            <text:p>L_ALT v</text:p>
          </table:table-cell>
          <table:table-cell table:style-name="ce78" office:value-type="string" calcext:value-type="string">
            <text:p>Primary U [O_D]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8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3" table:formula="of:=AND(ISBLANK([.$C2]);NOT(ISBLANK([.$I2])))" office:value-type="boolean" office:boolean-value="false" calcext:value-type="boolean">
            <text:p>FALSE</text:p>
          </table:table-cell>
          <table:table-cell table:style-name="ce8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4" office:value-type="string" calcext:value-type="string">
            <text:p>hud</text:p>
          </table:table-cell>
          <table:table-cell table:style-name="ce77" office:value-type="string" calcext:value-type="string">
            <text:p>R_ALT v</text:p>
          </table:table-cell>
          <table:table-cell table:style-name="ce78" office:value-type="string" calcext:value-type="string">
            <text:p>Primary D [O_D]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81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3" table:formula="of:=AND(ISBLANK([.$C3]);NOT(ISBLANK([.$I3])))" office:value-type="boolean" office:boolean-value="false" calcext:value-type="boolean">
            <text:p>FALSE</text:p>
          </table:table-cell>
          <table:table-cell table:style-name="ce84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4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4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4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78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4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4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4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4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4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4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4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78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78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78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78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80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25">HOTAS - </text:span><text:span text:style-name="T26">Base O_D - </text:span><text:span text:style-name="T27">U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25">HOTAS - </text:span><text:span text:style-name="T26">Base O_D – </text:span><text:span text:style-name="T27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5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6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6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Primary I_M</text:p>
          </table:table-cell>
          <table:table-cell office:value-type="string" calcext:value-type="string">
            <text:p><text:span text:style-name="T10">Variant unique hat</text:span>. A10C Data Management.</text:p>
          </table:table-cell>
        </table:table-row>
        <table:table-row table:style-name="ro1">
          <table:table-cell table:style-name="ce166" office:value-type="string" calcext:value-type="string">
            <text:p>Primary I_U</text:p>
          </table:table-cell>
          <table:table-cell office:value-type="string" calcext:value-type="string">
            <text:p><text:span text:style-name="T10">Variant unique hat</text:span>. A10C Target Management.</text:p>
          </table:table-cell>
        </table:table-row>
        <table:table-row table:style-name="ro1">
          <table:table-cell table:style-name="ce166" office:value-type="string" calcext:value-type="string">
            <text:p>Primary I_D</text:p>
          </table:table-cell>
          <table:table-cell office:value-type="string" calcext:value-type="string">
            <text:p><text:span text:style-name="T28">Variant unique buttons</text:span><text:span text:style-name="T29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6"/>
          <table:table-cell/>
        </table:table-row>
        <table:table-row table:style-name="ro1">
          <table:table-cell table:style-name="ce166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5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6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6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0">Variant unique buttons.</text:span><text:span text:style-name="T12"> F5E RADAR Resume. A10C China Hat</text:span></text:p>
          </table:table-cell>
        </table:table-row>
        <table:table-row table:style-name="ro1">
          <table:table-cell table:style-name="ce166" office:value-type="string" calcext:value-type="string">
            <text:p>Sensors I_D</text:p>
          </table:table-cell>
          <table:table-cell office:value-type="string" calcext:value-type="string">
            <text:p><text:span text:style-name="T10">Variant unique buttons. Intelligence. Accessories. Detailed updated reference.</text:span><text:span text:style-name="T12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80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4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80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0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4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80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5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6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0">Variant Unique Hat. </text:span><text:span text:style-name="T12">A10C Master Mode. FA18C AA, A/G Mode.</text:span></text:p>
          </table:table-cell>
        </table:table-row>
        <table:table-row table:style-name="ro1">
          <table:table-cell table:style-name="ce166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6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6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5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22" office:value-type="string" calcext:value-type="string">
            <text:p>Variant unique buttons.<text:span text:style-name="T12"> FA18C FCS bit.</text:span></text:p>
          </table:table-cell>
        </table:table-row>
        <table:table-row table:style-name="ro1">
          <table:table-cell table:style-name="ce18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5" office:value-type="string" calcext:value-type="string">
            <text:p>Base O_D</text:p>
          </table:table-cell>
          <table:table-cell office:value-type="string" calcext:value-type="string">
            <text:p><text:span text:style-name="T10">Profile specific </text:span><text:span text:style-name="T12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5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5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5" office:value-type="string" calcext:value-type="string">
            <text:p>TH-1 O_D</text:p>
          </table:table-cell>
          <table:table-cell office:value-type="string" calcext:value-type="string">
            <text:p><text:span text:style-name="T10">Variant unique button.</text:span> FA18C Throttle Lift.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5" office:value-type="string" calcext:value-type="string">
            <text:p>TH-1 I_D</text:p>
          </table:table-cell>
          <table:table-cell table:style-name="ce122" office:value-type="string" calcext:value-type="string">
            <text:p><text:span text:style-name="T30">Variant unique button.</text:span><text:span text:style-name="T31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5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7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8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7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95.27pt" svg:x="105.39pt" svg:y="1314.26pt" draw:caption-point-x="-17.29pt" draw:caption-point-y="42.8pt">
              <dc:date>2019-12-30T00:00:00</dc:date>
              <text:p text:style-name="P1">May or may not require GLOBAL reservation. Keybinds should only be sent to development workstations if possible.</text:p>
            </office:annotation>
            <text:p>Activities</text:p>
          </table:table-cell>
          <table:table-cell office:value-type="string" calcext:value-type="string">
            <office:annotation draw:style-name="gr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</text:span><text:span text:style-name="T1">require 7+ </text:span><text:span text:style-name="T1">keybinds.</text:span></text:p>
              <text:p text:style-name="P1"><text:span text:style-name="T1"/></text:p>
              <text:p text:style-name="P1"><text:span text:style-name="T1">Suggested </text:span><text:span text:style-name="T1">keybinds remain </text:span><text:span text:style-name="T1">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6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89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6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 table:style-name="ce89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89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6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89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28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72"/>
        <table:table-column table:style-name="co8" table:number-columns-repeated="2" table:default-cell-style-name="ce6"/>
        <table:table-column table:style-name="co8" table:default-cell-style-name="ce172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50" office:value-type="string" calcext:value-type="string" table:number-columns-spanned="7" table:number-rows-spanned="1">
            <text:p>Discrepancy</text:p>
          </table:table-cell>
          <table:covered-table-cell table:style-name="ce50"/>
          <table:covered-table-cell table:style-name="ce1"/>
          <table:covered-table-cell table:style-name="ce206"/>
          <table:covered-table-cell table:number-columns-repeated="3" table:style-name="ce209"/>
          <table:table-cell table:style-name="ce6" table:number-columns-repeated="45"/>
        </table:table-row>
        <table:table-row table:style-name="ro1">
          <table:table-cell table:style-name="ce100" office:value-type="string" calcext:value-type="string">
            <text:p>Category</text:p>
          </table:table-cell>
          <table:table-cell table:style-name="ce100" office:value-type="string" calcext:value-type="string">
            <office:annotation draw:style-name="gr19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00" office:value-type="string" calcext:value-type="string">
            <text:p>Variant</text:p>
          </table:table-cell>
          <table:table-cell table:style-name="ce100" office:value-type="string" calcext:value-type="string">
            <text:p>Input Keybind</text:p>
          </table:table-cell>
          <table:table-cell table:style-name="ce175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Present</text:p>
          </table:table-cell>
          <table:table-cell table:style-name="ce100" office:value-type="string" calcext:value-type="string">
            <text:p>Missing</text:p>
          </table:table-cell>
          <table:table-cell table:style-name="ce195" office:value-type="string" calcext:value-type="string">
            <text:p>Degrade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00" office:value-type="string" calcext:value-type="string">
            <text:p>MFD</text:p>
          </table:table-cell>
          <table:table-cell table:style-name="ce100"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5">TH-H2L</text:span> [I_U]</text:p>
            <text:p>T16KJG_<text:span text:style-name="T5">TH-H1L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4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5" table:formula="of:=AND(ISBLANK([.$E3]);NOT(ISBLANK([.$I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U</text:span> [I_U]</text:p>
            <text:p>T16KJG_<text:span text:style-name="T5">TH-H1U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4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5" table:formula="of:=AND(ISBLANK([.$E4]);NOT(ISBLANK([.$I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D</text:span> [I_U]</text:p>
            <text:p>T16KJG_<text:span text:style-name="T5">TH-H1D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4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5" table:formula="of:=AND(ISBLANK([.$E5]);NOT(ISBLANK([.$I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5">TH-H3L</text:span> [O_D]</text:p>
            <text:p>T16KJG_<text:span text:style-name="T5">TH-14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4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5" table:formula="of:=AND(ISBLANK([.$E7]);NOT(ISBLANK([.$I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5">TH-H3L</text:span> [I_D]</text:p>
            <text:p>T16KJG_<text:span text:style-name="T5">TH-14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4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5" table:formula="of:=AND(ISBLANK([.$E8]);NOT(ISBLANK([.$I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5">TH-H3U</text:span> [I_D]</text:p>
            <text:p>T16KJG_<text:span text:style-name="T5">TH-11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4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5" table:formula="of:=AND(ISBLANK([.$E11]);NOT(ISBLANK([.$I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5">TH-H3R</text:span> [I_D]</text:p>
            <text:p>T16KJG_<text:span text:style-name="T5">TH-12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4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5" table:formula="of:=AND(ISBLANK([.$E12]);NOT(ISBLANK([.$I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5">TH-H3R</text:span> [O_D]</text:p>
            <text:p>T16KJG_<text:span text:style-name="T5">TH-12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4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5" table:formula="of:=AND(ISBLANK([.$E14]);NOT(ISBLANK([.$I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5">TH-H3D</text:span> [I_D]</text:p>
            <text:p>T16KJG_<text:span text:style-name="T5">TH-13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4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5" table:formula="of:=AND(ISBLANK([.$E16]);NOT(ISBLANK([.$I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4" table:number-rows-repeated="2">
          <table:table-cell table:number-columns-repeated="5"/>
          <table:table-cell table:style-name="ce188"/>
          <table:table-cell table:number-columns-repeated="7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8"/>
          <table:table-cell table:number-columns-repeated="7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4">
          <table:table-cell table:number-columns-repeated="5"/>
          <table:table-cell table:style-name="ce188"/>
          <table:table-cell table:number-columns-repeated="7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2" office:value-type="string" calcext:value-type="string">
            <text:p>T16KTR_TH<text:span text:style-name="T5">-H3R</text:span> [I_M]</text:p>
          </table:table-cell>
          <table:table-cell table:style-name="ce188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91"/>
          <table:table-cell/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4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5" table:formula="of:=AND(ISBLANK([.$E30]);NOT(ISBLANK([.$I30])))" office:value-type="boolean" office:boolean-value="true" calcext:value-type="boolean">
            <text:p>TRUE</text:p>
          </table:table-cell>
          <table:table-cell table:style-name="ce96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96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96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96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3:21:03.17323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0-01-03T01:27:57.185890433</dc:date>
    <meta:editing-duration>P11DT10H18M54S</meta:editing-duration>
    <meta:editing-cycles>918</meta:editing-cycles>
    <meta:document-statistic meta:table-count="6" meta:cell-count="2201" meta:object-count="0"/>
  </office:meta>
</office:document-meta>
</file>